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normal" fo:text-transform="none" fo:color="#000000" style:font-name="sans-serif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319728" text:style-name="L1">
        <text:list-item>
          <text:p text:style-name="P1">Kanji-Radical map</text:p>
          <text:list>
            <text:list-item>
              <text:p text:style-name="P1">OPEN ISSUE: Store radicals as a numeric encoding?</text:p>
            </text:list-item>
            <text:list-item>
              <text:p text:style-name="P1">(Stores using an IntegerList currently, maybe make it use a custom encoding)<text:line-break/></text:p>
            </text:list-item>
          </text:list>
        </text:list-item>
        <text:list-item>
          <text:p text:style-name="P1">Radical-Kanji map</text:p>
          <text:list>
            <text:list-item>
              <text:p text:style-name="P1">Needs to find both the kanji and the possible radicals “from hereon out” by keeping track of radicals in the found kanji</text:p>
            </text:list-item>
            <text:list-item>
              <text:p text:style-name="P1">Needs to break down radicals into “sub-radicals” if possible to simplify things for beginners</text:p>
            </text:list-item>
            <text:list-item>
              <text:p text:style-name="P1">Needs to filter to a specific language, maybe storing an encoding flag next to each character, i.e.:</text:p>
              <text:list>
                <text:list-item>
                  <text:p text:style-name="P1">1 → Japanese EUC-JP+Shift-JIS+iso_2022_jp etc</text:p>
                </text:list-item>
                <text:list-item>
                  <text:p text:style-name="P1">2 → Korean (johab, euc_kr)</text:p>
                </text:list-item>
                <text:list-item>
                  <text:p text:style-name="P1">4 → Chinese Simplified (gb2312, hz) for Mandarin</text:p>
                </text:list-item>
                <text:list-item>
                  <text:p text:style-name="P1">8 → Chinese Traditional (big5) for Mandarin</text:p>
                </text:list-item>
                <text:list-item>
                  <text:p text:style-name="P1">16 → Cantonese (Traditional only, big5hkcs)</text:p>
                </text:list-item>
                <text:list-item>
                  <text:p text:style-name="P1">16 → (Has Vietnamese readings)</text:p>
                </text:list-item>
                <text:list-item>
                  <text:p text:style-name="P1">32 → (Has Tang readings)</text:p>
                </text:list-item>
                <text:list-item>
                  <text:p text:style-name="P1">64 → (Has Hakka readings)</text:p>
                </text:list-item>
                <text:list-item>
                  <text:p text:style-name="P1">NOTE: Cantonese will </text:p>
                </text:list-item>
              </text:list>
            </text:list-item>
            <text:list-item>
              <text:p text:style-name="P1">Maybe add variant info for auto-generated data from variants, i.e. </text:p>
              <text:list>
                <text:list-item>
                  <text:p text:style-name="P1">128 → auto-generated (might be wrong!)</text:p>
                </text:list-item>
              </text:list>
            </text:list-item>
            <text:list-item>
              <text:p text:style-name="P1">OPEN ISSUE: Combine with ordinary Radical/AdditionalStrokes data?</text:p>
              <text:list>
                <text:list-item>
                  <text:p text:style-name="P1">Yes</text:p>
                </text:list-item>
              </text:list>
            </text:list-item>
            <text:list-item>
              <text:p text:style-name="P1">OPEN ISSUE: Should extremely uncommon Hanzi be shown in Traditional mode, i.e. Cantonese/Mandarin?</text:p>
              <text:list>
                <text:list-item>
                  <text:p text:style-name="P1">No, as they're just too uncommo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0T23:19:34.53</meta:creation-date>
    <dc:date>2011-07-11T00:41:38.43</dc:date>
    <meta:editing-duration>PT1H22M</meta:editing-duration>
    <meta:editing-cycles>12</meta:editing-cycles>
    <meta:generator>OpenOffice.org/3.3$Win32 OpenOffice.org_project/330m20$Build-9567</meta:generator>
    <meta:document-statistic meta:table-count="0" meta:image-count="0" meta:object-count="0" meta:page-count="1" meta:paragraph-count="22" meta:word-count="193" meta:character-count="1103"/>
  </office:meta>
</office:document-meta>
</file>